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3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LLASHAG LOAYZA, EDWIN MAXIMINO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7153259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BARRANC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052888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LLASHAG LOAYZA EDWIN MAXIMINO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7153259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052888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2/09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7153259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6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6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6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SCOTIABANK</text:p>
          </table:table-cell>
          <table:table-cell table:style-name="Tabla2.A3" office:value-type="string">
            <text:p text:style-name="P22">03/09/2021</text:p>
          </table:table-cell>
          <table:table-cell table:style-name="Tabla2.A3" office:value-type="string">
            <text:p text:style-name="P22">2052925</text:p>
          </table:table-cell>
          <table:table-cell table:style-name="Tabla2.D3" office:value-type="string">
            <text:p text:style-name="P23">260.00</text:p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SCOTIA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54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20:10:5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